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5.412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0.51cm"/>
    </style:style>
    <style:style style:name="co5" style:family="table-column">
      <style:table-column-properties fo:break-before="auto" style:column-width="5.156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5.627cm"/>
    </style:style>
    <style:style style:name="co8" style:family="table-column">
      <style:table-column-properties fo:break-before="auto" style:column-width="0.549cm"/>
    </style:style>
    <style:style style:name="co9" style:family="table-column">
      <style:table-column-properties fo:break-before="auto" style:column-width="4.196cm"/>
    </style:style>
    <style:style style:name="co10" style:family="table-column">
      <style:table-column-properties fo:break-before="auto" style:column-width="0.607cm"/>
    </style:style>
    <style:style style:name="co11" style:family="table-column">
      <style:table-column-properties fo:break-before="auto" style:column-width="4.5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XVimClassFig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NSObject</text:p>
          </table:table-cell>
          <table:table-cell table:number-columns-repeated="10"/>
        </table:table-row>
        <table:table-row table:style-name="ro1">
          <table:table-cell office:value-type="string">
            <text:p>↑</text:p>
          </table:table-cell>
          <table:table-cell table:number-columns-repeated="10"/>
        </table:table-row>
        <table:table-row table:style-name="ro1">
          <table:table-cell office:value-type="string">
            <text:p>XVimEvaluator</text:p>
          </table:table-cell>
          <table:table-cell office:value-type="string">
            <text:p>←</text:p>
          </table:table-cell>
          <table:table-cell office:value-type="string">
            <text:p>XVimArgumentEvaluator</text:p>
          </table:table-cell>
          <table:table-cell office:value-type="string">
            <text:p>←</text:p>
          </table:table-cell>
          <table:table-cell office:value-type="string">
            <text:p>XVimMotionArgumentEvaluator</text:p>
          </table:table-cell>
          <table:table-cell office:value-type="string">
            <text:p>←</text:p>
          </table:table-cell>
          <table:table-cell office:value-type="string">
            <text:p>XVimGMotionEvaluato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←</text:p>
          </table:table-cell>
          <table:table-cell office:value-type="string">
            <text:p>XVimMarkMotionEvaluato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←</text:p>
          </table:table-cell>
          <table:table-cell office:value-type="string">
            <text:p>XVimSearchLineEvaluato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←</text:p>
          </table:table-cell>
          <table:table-cell office:value-type="string">
            <text:p>XVimZEvaluato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←</text:p>
          </table:table-cell>
          <table:table-cell office:value-type="string">
            <text:p>XVimWindowEvaluato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←</text:p>
          </table:table-cell>
          <table:table-cell office:value-type="string">
            <text:p>XVimMarkSetEvaluato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←</text:p>
          </table:table-cell>
          <table:table-cell office:value-type="string">
            <text:p>XVimRegisterEvaluator</text:p>
          </table:table-cell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>
            <text:p>←</text:p>
          </table:table-cell>
          <table:table-cell office:value-type="string">
            <text:p>XVimCommandLineEvaluato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←</text:p>
          </table:table-cell>
          <table:table-cell office:value-type="string">
            <text:p>XVimInsertEvaluato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←</text:p>
          </table:table-cell>
          <table:table-cell office:value-type="string">
            <text:p>XVimNumericEvaluator</text:p>
          </table:table-cell>
          <table:table-cell office:value-type="string">
            <text:p>←</text:p>
          </table:table-cell>
          <table:table-cell office:value-type="string">
            <text:p>XVimMotionEvaluator</text:p>
          </table:table-cell>
          <table:table-cell office:value-type="string">
            <text:p>←</text:p>
          </table:table-cell>
          <table:table-cell office:value-type="string">
            <text:p>XVimNormalEvaluat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←</text:p>
          </table:table-cell>
          <table:table-cell office:value-type="string">
            <text:p>XVimTextObjectEvaluator</text:p>
          </table:table-cell>
          <table:table-cell table:number-columns-repeated="2"/>
          <table:table-cell office:value-type="string">
            <text:p>←</text:p>
          </table:table-cell>
          <table:table-cell office:value-type="string">
            <text:p>XVimVisualEvaluato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←</text:p>
          </table:table-cell>
          <table:table-cell office:value-type="string">
            <text:p>XVimOperatorEvaluator</text:p>
          </table:table-cell>
          <table:table-cell office:value-type="string">
            <text:p>←</text:p>
          </table:table-cell>
          <table:table-cell office:value-type="string">
            <text:p>XVimDeleteEvaluat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←</text:p>
          </table:table-cell>
          <table:table-cell office:value-type="string">
            <text:p>XVimEqualEvaluat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←</text:p>
          </table:table-cell>
          <table:table-cell office:value-type="string">
            <text:p>XVimLowercaseEvaluat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←</text:p>
          </table:table-cell>
          <table:table-cell office:value-type="string">
            <text:p>XVimShiftEvaluat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←</text:p>
          </table:table-cell>
          <table:table-cell office:value-type="string">
            <text:p>XVimTildeEvaluator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←</text:p>
          </table:table-cell>
          <table:table-cell office:value-type="string">
            <text:p>XVimUppercaseEvalueato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←</text:p>
          </table:table-cell>
          <table:table-cell office:value-type="string">
            <text:p>XVimYankEvaluator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SObject </text:p>
          </table:table-cell>
          <table:table-cell office:value-type="string">
            <text:p>←</text:p>
          </table:table-cell>
          <table:table-cell office:value-type="string">
            <text:p>Hooker</text:p>
          </table:table-cell>
          <table:table-cell table:number-columns-repeated="8"/>
        </table:table-row>
        <table:table-row table:style-name="ro1">
          <table:table-cell office:value-type="string">
            <text:p>NSScrollView</text:p>
          </table:table-cell>
          <table:table-cell office:value-type="string">
            <text:p>←</text:p>
          </table:table-cell>
          <table:table-cell office:value-type="string">
            <text:p>DVTSourceTextScrollViewHook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DVTSourceTextViewHook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IDESourceCodeEditorHook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IDEEditorAreaHook</text:p>
          </table:table-cell>
          <table:table-cell table:number-columns-repeated="8"/>
        </table:table-row>
        <table:table-row table:style-name="ro1">
          <table:table-cell office:value-type="string">
            <text:p>NSViewController</text:p>
          </table:table-cell>
          <table:table-cell office:value-type="string">
            <text:p>←</text:p>
          </table:table-cell>
          <table:table-cell office:value-type="string">
            <text:p>IDEEditorHook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HookManager</text:p>
          </table:table-cell>
          <table:table-cell table:number-columns-repeated="8"/>
        </table:table-row>
        <table:table-row table:style-name="ro1">
          <table:table-cell office:value-type="string">
            <text:p>NSViewController</text:p>
          </table:table-cell>
          <table:table-cell office:value-type="string">
            <text:p>←</text:p>
          </table:table-cell>
          <table:table-cell office:value-type="string">
            <text:p>XVimStatusLine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SourceView</text:p>
          </table:table-cell>
          <table:table-cell table:number-columns-repeated="8"/>
        </table:table-row>
        <table:table-row table:style-name="ro1">
          <table:table-cell office:value-type="string">
            <text:p>NSView</text:p>
          </table:table-cell>
          <table:table-cell office:value-type="string">
            <text:p>←</text:p>
          </table:table-cell>
          <table:table-cell office:value-type="string">
            <text:p>XVimCommandLine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WindowManager</text:p>
          </table:table-cell>
          <table:table-cell table:number-columns-repeated="8"/>
        </table:table-row>
        <table:table-row table:style-name="ro1">
          <table:table-cell office:value-type="string">
            <text:p>NSTextView</text:p>
          </table:table-cell>
          <table:table-cell office:value-type="string">
            <text:p>←</text:p>
          </table:table-cell>
          <table:table-cell office:value-type="string">
            <text:p>NSInsetTextView</text:p>
          </table:table-cell>
          <table:table-cell office:value-type="string">
            <text:p>←</text:p>
          </table:table-cell>
          <table:table-cell office:value-type="string">
            <text:p>XVimCommandField</text:p>
          </table:table-cell>
          <table:table-cell table:number-columns-repeated="6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HistoryHandler</text:p>
          </table:table-cell>
          <table:table-cell table:number-columns-repeated="8"/>
        </table:table-row>
        <table:table-row table:style-name="ro2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Window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CharacterSearch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KeyStroke</text:p>
          </table:table-cell>
          <table:table-cell table:number-columns-repeated="8"/>
        </table:table-row>
        <table:table-row table:style-name="ro2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KeymapContext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Options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ExArg</text:p>
          </table:table-cell>
          <table:table-cell table:number-columns-repeated="8"/>
        </table:table-row>
        <table:table-row table:style-name="ro2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ExCmdname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ExCommand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Search</text:p>
          </table:table-cell>
          <table:table-cell table:number-columns-repeated="8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OperatorAction</text:p>
          </table:table-cell>
          <table:table-cell office:value-type="string">
            <text:p>←</text:p>
          </table:table-cell>
          <table:table-cell office:value-type="string">
            <text:p>XVimSelectAction</text:p>
          </table:table-cell>
          <table:table-cell table:number-columns-repeated="6"/>
        </table:table-row>
        <table:table-row table:style-name="ro1">
          <table:table-cell office:value-type="string">
            <text:p>NSObject</text:p>
          </table:table-cell>
          <table:table-cell office:value-type="string">
            <text:p>←</text:p>
          </table:table-cell>
          <table:table-cell office:value-type="string">
            <text:p>XVimEvaluatorContext</text:p>
          </table:table-cell>
          <table:table-cell table:number-columns-repeated="8"/>
        </table:table-row>
        <table:table-row table:style-name="ro1" table:number-rows-repeated="104850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15:05:55</meta:creation-date>
    <dc:date>2013-02-17T12:36:39</dc:date>
    <meta:editing-duration>PT35M22S</meta:editing-duration>
    <meta:editing-cycles>11</meta:editing-cycles>
    <meta:generator>LibreOffice/3.5$MacOSX_x86 LibreOffice_project/3215f89-f603614-ab984f2-7348103-1225a5b</meta:generator>
    <meta:document-statistic meta:table-count="1" meta:cell-count="130" meta:object-count="0"/>
  </office:meta>
</office:document-meta>
</file>